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P4" style:family="paragraph" style:parent-style-name="Standard">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style:style style:name="T4" style:family="text">
      <style:text-properties style:font-name="Ubunt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in physics versus electronics. <text:s/>In particular, comparing induction performance between a single-layer coil of round-wire ie wire wrapped around a cylinder to form a helix; versus an array of round-wire loops <text:s/>with common axis of symmetry, dimensions and gap spacing resembling the helix and where loops are connected by a straight round-wire on the inside circumference of each loop.</text:p>
      <text:p text:style-name="P1"/>
      <text:p text:style-name="P1">Section I. Problem</text:p>
      <text:p text:style-name="P1"/>
      <text:p text:style-name="P1">What are the limits of collecting electromagnetic energy into a standing wave of ever increasing energy density for purposes of energy utility using common materials of solid-state electronics?</text:p>
      <text:p text:style-name="P1"/>
      <text:p text:style-name="P1">Section II. <text:s/>Technically complete description of innovation</text:p>
      <text:p text:style-name="P1"/>
      <text:p text:style-name="P1">II.A. Purpose and description of innovation</text:p>
      <text:p text:style-name="P1"/>
      <text:p text:style-name="P1">This solution is a solid-state, high-Q resonator that steps up voltage (and decreases current) with each set of inductance cycles using a minimum of common electric materials and shapes in an innovative configuration. <text:s text:c="2"/>For each interval of time greater than one resonant cycle, the capacity to hold more energy increases because the oscillating electric current decreases as the voltage (electric potential) increases. The voltage increase is a process <text:s/>somewhat similar to how an automobile ignition coil induces a higher voltage even though a pole is shared between the primary and secondary induction coil. The flexible design has multiple means of feeding electromagnetic energy to the apparatus. The structure of the apparatus provides predictable fixed, pre-tuned frequencies of operation.</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 “main ring”</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text:p>
      <text:p text:style-name="P1"><text:tab/><text:tab/> </text:p>
      <text:p text:style-name="P1"><text:tab/><text:tab/></text:p>
      <text:p text:style-name="P1">II.B.2. Secondary rings</text:p>
      <text:p text:style-name="P1"/>
      <text:p text:style-name="P1">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 plane above and perpendicular to Z-axis,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Three cases for triggering the inductance resonance are DC pulse or equivalent, AC signal or equivalent, or exposure to a stream of ions. </text:p>
      <text:p text:style-name="P1"/>
      <text:p text:style-name="P1">II.C.1 Induction by electric pulse from DC power</text:p>
      <text:p text:style-name="P1"/>
      <text:p text:style-name="P1">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text:p>
      <text:p text:style-name="P1"/>
      <text:p text:style-name="P1">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1"/>
      <text:p text:style-name="P1">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1"/>
      <text:p text:style-name="P1">II.C.2 Induction by an alternating current (AC) cycle.</text:p>
      <text:p text:style-name="P1"/>
      <text:p text:style-name="P1">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1"/>
      <text:p text:style-name="P1">Tuning the AC cycle to the self-resonance frequencies and polar orientations of the apparatus is necessary to prevent the AC cycle from contributing neutralizing EMI of an opposing polarity in the resonant cycle that significantly reduces performance.</text:p>
      <text:p text:style-name="P1"/>
      <text:p text:style-name="P1">II.C.3 Induction by exposing to an ion stream or equivalent</text:p>
      <text:p text:style-name="P1"/>
      <text:p text:style-name="P1">By positioning a magnetic field (and possibly a charge opposite of the ion stream) at p2 with magnetic poles oriented along the Z-axis of symmetry, ions moving toward the apparatus will curve according to the magnetic field (and influence of the charge difference), thereby causing current in the apparatus via electromagnetic induction.</text:p>
      <text:p text:style-name="P1"/>
      <text:p text:style-name="P1">II.C.4 A more detailed function of apparatus</text:p>
      <text:p text:style-name="P1"/>
      <text:p text:style-name="P1">The apparatus begins complementary resonating cycles at either self-induction of the primary ring, or the self, mutual induction of secondary rings –depending on initial <text:s/>induction trigger(s). </text:p>
      <text:p text:style-name="P1"><text:span text:style-name="T4"/></text:p>
      <text:p text:style-name="P1">This section focuses on describing the nature of the resonant cycle in an ideal environment. <text:s/>A portion of the energy is lost to heat from impedance, hysteresis and eddy currents. </text:p>
      <text:p text:style-name="P1"/>
      <text:p text:style-name="P1">The apparatus' operates in high-Q resonance between two induction cycles. The main operating principles are:</text:p>
      <text:p text:style-name="P1"/>
      <text:p text:style-name="P1">Self and mutual inductance of round-wire (or current sheet) in go-and-return circuits, </text:p>
      <text:p text:style-name="P1">Lenz's law of counter created current from inductance, and </text:p>
      <text:p text:style-name="P1">Coulomb's law of electrostatic charge distribution. </text:p>
      <text:p text:style-name="P1"/>
      <text:p text:style-name="P1">THE FOLLOWING DESCRIPTION IS UNDER CONSTRUCTION..</text:p>
      <text:p text:style-name="P1"/>
      <text:p text:style-name="P1">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6</text:page-number> of <text:page-count>1</text:page-count> on <text:date style:data-style-name="N84" text:date-value="2013-07-01T13:04:20.99">2013-07-01</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7-01T13:04:21</dc:date>
    <meta:editing-duration>P2DT23H26M28S</meta:editing-duration>
    <meta:editing-cycles>191</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1" meta:paragraph-count="153" meta:word-count="3271" meta:character-count="21171" meta:non-whitespace-character-count="17913"/>
  </office:meta>
</office:document-meta>
</file>